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rsid="001e4e69" officeooo:paragraph-rsid="001e4e69"/>
    </style:style>
    <style:style style:name="P3" style:family="paragraph" style:parent-style-name="Standard">
      <style:text-properties fo:language="es" fo:country="ES" fo:font-weight="bold" officeooo:rsid="001e4e69" officeooo:paragraph-rsid="001e4e6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language="es" fo:country="ES" officeooo:rsid="0020cd72" officeooo:paragraph-rsid="0020cd72" style:font-size-asian="32pt" style:font-size-complex="32pt"/>
    </style:style>
    <style:style style:name="T1" style:family="text">
      <style:text-properties officeooo:rsid="001e6c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ividad 01</text:p>
      <text:p text:style-name="P1"/>
      <text:p text:style-name="P2">¿Cumples los requisitos para ser empresario? Contesta sinceramente valorando las siguientes cuestiones.</text:p>
      <text:p text:style-name="P2"/>
      <text:p text:style-name="P3">Riesgo:</text:p>
      <text:p text:style-name="P2">¿Te gusta asumir riesgos o prefieres la seguridad?</text:p>
      <text:p text:style-name="P2"><text:tab/>Prefiero la seguridad.</text:p>
      <text:p text:style-name="P2"/>
      <text:p text:style-name="P2">¿Tu entorno familiar o de amistades influye en que asumas riesgos?</text:p>
      <text:p text:style-name="P2"><text:tab/><text:span text:style-name="T1">No.</text:span></text:p>
      <text:p text:style-name="P2"/>
      <text:p text:style-name="P3">Capital:</text:p>
      <text:p text:style-name="P2">¿Dispones de un capital mínimo para empezar?</text:p>
      <text:p text:style-name="P2"><text:tab/><text:span text:style-name="T1">Si.</text:span></text:p>
      <text:p text:style-name="P2"/>
      <text:p text:style-name="P3">Tecnología:</text:p>
      <text:p text:style-name="P2">¿Conoces la tecnología necesaria y tienes acceso a ella?</text:p>
      <text:p text:style-name="P2"><text:tab/><text:span text:style-name="T1">Si.</text:span></text:p>
      <text:p text:style-name="P2"/>
      <text:p text:style-name="P3">Conocer el negocio:</text:p>
      <text:p text:style-name="P2">¿Has trabajado antes en ese negocio?</text:p>
      <text:p text:style-name="P2"><text:tab/><text:span text:style-name="T1">No.</text:span></text:p>
      <text:p text:style-name="P2"/>
      <text:p text:style-name="P3">Conocimientos de gestión:</text:p>
      <text:p text:style-name="P2">¿Tienes conocimientos de como gestionar una empresa?</text:p>
      <text:p text:style-name="P2"><text:tab/><text:span text:style-name="T1">Tengo algunos conocimientos.</text:span></text:p>
      <text:p text:style-name="P2"/>
      <text:p text:style-name="P3">Habilidades sociales y personales:</text:p>
      <text:p text:style-name="P2">¿Eres optimista ante la adversidad? ¿Tienes habilidades sociales con el trato con los demás?</text:p>
      <text:p text:style-name="P2"><text:tab/><text:span text:style-name="T1">Soy optimista, tengo un buen trato con las personas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6:32:30.250729576</meta:creation-date>
    <dc:date>2019-09-24T17:05:17.523539702</dc:date>
    <meta:editing-duration>PT21M2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08" meta:character-count="736" meta:non-whitespace-character-count="643"/>
  </office:meta>
</office:document-meta>
</file>